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</office:font-face-decls>
  <office:automatic-styles>
    <style:style style:name="Table1" style:family="table">
      <style:table-properties style:width="7.5833in" style:rel-width="79%" fo:margin-top="0in" fo:margin-bottom="0.2757in" table:align="right"/>
    </style:style>
    <style:style style:name="Table1.A" style:family="table-column">
      <style:table-column-properties style:column-width="1.516in" style:rel-column-width="1521*"/>
    </style:style>
    <style:style style:name="Table1.B" style:family="table-column">
      <style:table-column-properties style:column-width="1.5167in" style:rel-column-width="1522*"/>
    </style:style>
    <style:style style:name="Table1.D" style:family="table-column">
      <style:table-column-properties style:column-width="1.5181in" style:rel-column-width="1523*"/>
    </style:style>
    <style:style style:name="Table1.A1" style:family="table-cell">
      <style:table-cell-properties fo:padding-left="0.0396in" fo:padding-right="0.0396in" fo:padding-top="0in" fo:padding-bottom="0in" fo:border-left="none" fo:border-right="none" fo:border-top="none" fo:border-bottom="0.05pt solid #000000"/>
    </style:style>
    <style:style style:name="Table1.B1" style:family="table-cell">
      <style:table-cell-properties fo:padding-left="0.0396in" fo:padding-right="0.0396in" fo:padding-top="0in" fo:padding-bottom="0in" fo:border-left="0.05pt solid #000000" fo:border-right="none" fo:border-top="none" fo:border-bottom="0.05pt solid #000000"/>
    </style:style>
    <style:style style:name="Table1.C1" style:family="table-cell">
      <style:table-cell-properties fo:background-color="transparent" fo:padding-left="0.0396in" fo:padding-right="0.0396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A2" style:family="table-cell" style:data-style-name="N10000">
      <style:table-cell-properties fo:padding-left="0.0396in" fo:padding-right="0.0396in" fo:padding-top="0in" fo:padding-bottom="0in" fo:border="none"/>
    </style:style>
    <style:style style:name="Table1.B2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2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P1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0.6874in"/>
          <style:tab-stop style:position="1.378in"/>
        </style:tab-stops>
      </style:paragraph-properties>
    </style:style>
    <style:style style:name="P3" style:family="paragraph" style:parent-style-name="Header">
      <style:paragraph-properties fo:text-align="start" style:justify-single-word="false">
        <style:tab-stops>
          <style:tab-stop style:position="0.689in"/>
        </style:tab-stops>
      </style:paragraph-properties>
    </style:style>
    <style:style style:name="P4" style:family="paragraph" style:parent-style-name="Standard" style:master-page-name="First_20_Page">
      <style:paragraph-properties style:page-number="auto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10000" number:language="en" number:country="US">
      <number:number number:min-integer-digits="1"/>
    </number:number-style>
  </office:automatic-styles>
  <office:body>
    <office:text>
      <office:forms form:automatic-focus="false" form:apply-design-mode="false">
        <form:form form:name="ReportSource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hidden form:name="CommandType" form:control-implementation="ooo:com.sun.star.form.component.HiddenControl" xml:id="control1" form:id="control1" form:value="1"/>
          <form:hidden form:name="QueryName" form:control-implementation="ooo:com.sun.star.form.component.HiddenControl" xml:id="control2" form:id="control2" form:value="sales_profit_report2"/>
          <form:hidden form:name="Command" form:control-implementation="ooo:com.sun.star.form.component.HiddenControl" xml:id="control3" form:id="control3"/>
          <form:hidden form:name="GroupFieldNames" form:control-implementation="ooo:com.sun.star.form.component.HiddenControl" xml:id="control4" form:id="control4"/>
          <form:hidden form:name="FieldNames" form:control-implementation="ooo:com.sun.star.form.component.HiddenControl" xml:id="control5" form:id="control5" form:value="car_id;make_description;car_model;price;expected_profit"/>
          <form:hidden form:name="Sorting" form:control-implementation="ooo:com.sun.star.form.component.HiddenControl" xml:id="control6" form:id="control6"/>
          <form:hidden form:name="RecordFieldNames" form:control-implementation="ooo:com.sun.star.form.component.HiddenControl" xml:id="control7" form:id="control7" form:value="car_id;make_description;car_model;price;expected_profit"/>
        </form:form>
      </office:forms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lumn1" text:name="Column1"/>
        <text:user-field-decl office:value-type="string" office:string-value="Column2" text:name="Column2"/>
        <text:user-field-decl office:value-type="string" office:string-value="Column3" text:name="Column3"/>
        <text:user-field-decl office:value-type="string" office:string-value="Column4" text:name="Column4"/>
        <text:user-field-decl office:value-type="string" office:string-value="car_id" text:name="car_id"/>
        <text:user-field-decl office:value-type="string" office:string-value="make_description" text:name="make_description"/>
        <text:user-field-decl office:value-type="string" office:string-value="car_model" text:name="car_model"/>
        <text:user-field-decl office:value-type="string" office:string-value="price" text:name="price"/>
        <text:user-field-decl office:value-type="string" office:string-value="expected_profit" text:name="expected_profit"/>
      </text:user-field-decls>
      <text:p text:style-name="P4"/>
      <text:p text:style-name="Standard"/>
      <text:section text:style-name="Sect1" text:name="TextSection">
        <table:table table:name="Table1" table:style-name="Table1">
          <table:table-column table:style-name="Table1.A"/>
          <table:table-column table:style-name="Table1.B"/>
          <table:table-column table:style-name="Table1.A"/>
          <table:table-column table:style-name="Table1.D"/>
          <table:table-column table:style-name="Table1.B"/>
          <table:table-header-rows>
            <table:table-row>
              <table:table-cell table:style-name="Table1.A1" office:value-type="string">
                <text:p text:style-name="Tbl_5f_Record_5f_Header">car_id</text:p>
              </table:table-cell>
              <table:table-cell table:style-name="Table1.B1" office:value-type="string">
                <text:p text:style-name="Tbl_5f_Record_5f_Header">make_description</text:p>
              </table:table-cell>
              <table:table-cell table:style-name="Table1.C1" office:value-type="string">
                <text:p text:style-name="Tbl_5f_Record_5f_Header">car_model</text:p>
              </table:table-cell>
              <table:table-cell table:style-name="Table1.B1" office:value-type="string">
                <text:p text:style-name="Tbl_5f_Record_5f_Header">price</text:p>
              </table:table-cell>
              <table:table-cell table:style-name="Table1.B1" office:value-type="string">
                <text:p text:style-name="Tbl_5f_Record_5f_Header">expected_profit</text:p>
              </table:table-cell>
            </table:table-row>
          </table:table-header-rows>
          <table:table-row>
            <table:table-cell table:style-name="Table1.A2" office:value-type="float" office:value="35">
              <text:p text:style-name="Tbl_5f_Record_5f_Content">35</text:p>
            </table:table-cell>
            <table:table-cell table:style-name="Table1.B2" office:value-type="string">
              <text:p text:style-name="Tbl_5f_Record_5f_Content">Ford</text:p>
            </table:table-cell>
            <table:table-cell table:style-name="Table1.C2" office:value-type="string">
              <text:p text:style-name="Tbl_5f_Record_5f_Content">GT40</text:p>
            </table:table-cell>
            <table:table-cell table:style-name="Table1.D2" office:value-type="float" office:value="29921">
              <text:p text:style-name="Tbl_5f_Record_5f_Content">29921</text:p>
            </table:table-cell>
            <table:table-cell table:style-name="Table1.E2" office:value-type="float" office:value="450">
              <text:p text:style-name="Tbl_5f_Record_5f_Content">450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use-window-font-color="true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/>
      </style:paragraph-properties>
    </style:style>
    <style:style style:name="Header_20_left" style:display-name="Header left" style:family="paragraph" style:parent-style-name="Standard" style:class="extra">
      <style:paragraph-properties fo:margin-top="0in" fo:margin-bottom="0in" loext:contextual-spacing="false" text:number-lines="false" text:line-number="0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Albany1" fo:font-family="Albany" style:font-style-name="Standard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style:font-name="Thorndale1" fo:font-family="Thorndale" style:font-style-name="Fett Kursiv" style:font-family-generic="roman" style:font-pitch="variabl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Tbl_5f_Record_5f_Header" style:display-name="Tbl_Record_Header" style:family="paragraph" style:parent-style-name="Table_20_Heading">
      <style:paragraph-properties fo:text-align="start" style:justify-single-word="false"/>
    </style:style>
    <style:style style:name="Tbl_5f_Record_5f_Content" style:display-name="Tbl_Record_Content" style:family="paragraph" style:parent-style-name="Table_20_Contents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0.689in"/>
        </style:tab-stops>
      </style:paragraph-properties>
    </style:style>
    <style:style style:name="MP3" style:family="paragraph" style:parent-style-name="Header_20_left">
      <style:paragraph-properties fo:text-align="start" style:justify-single-word="false">
        <style:tab-stops>
          <style:tab-stop style:position="0.6874in"/>
          <style:tab-stop style:position="1.378in"/>
        </style:tab-stops>
      </style:paragraph-properties>
    </style:style>
    <style:page-layout style:name="Mpm1">
      <style:page-layout-properties fo:page-width="11in" fo:page-height="8.5in" style:num-format="1" style:print-orientation="landscape" fo:margin-top="0.4in" fo:margin-bottom="0.6in" fo:margin-left="0.8in" fo:margin-right="0.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2" style:page-usage="left">
      <style:page-layout-properties fo:page-width="11in" fo:page-height="8.5in" style:num-format="1" style:print-orientation="landscape" fo:margin-top="0.4in" fo:margin-bottom="0.6in" fo:margin-left="0.6in" fo:margin-right="0.8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3" style:page-usage="right">
      <style:page-layout-properties fo:page-width="11in" fo:page-height="8.5in" style:num-format="1" style:print-orientation="landscape" fo:margin-top="0.4in" fo:margin-bottom="0.6in" fo:margin-left="0.8in" fo:margin-right="0.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Title: <text:tab/><text:title/></text:p>
        <text:p text:style-name="MP1">Author:<text:tab/><text:sender-firstname/> <text:sender-lastname/><text:line-break/>Date:<text:tab/><text:date style:data-style-name="N10030" text:date-value="2019-12-05T18:12:13.600093913" text:fixed="true">12/5/19</text:date></text:p>
      </style:header>
      <style:footer>
        <text:p text:style-name="Footer_20_right">Page <text:page-number text:select-page="current">0</text:page-number>/<text:page-count>1</text:page-count></text:p>
      </style:footer>
    </style:master-page>
    <style:master-page style:name="First_20_Page" style:display-name="First Page" style:page-layout-name="Mpm1" style:next-style-name="Standard">
      <style:header>
        <text:p text:style-name="MP2">#titleconst# <text:tab/><text:title/></text:p>
        <text:p text:style-name="MP3"><text:tab/>#authorconst#<text:tab/><text:sender-firstname/> <text:sender-lastname/><text:line-break/><text:tab/>#dateconst#<text:tab/><text:date style:data-style-name="N10030" text:date-value="2019-12-05T18:12:13.601133688" text:fixed="true">12/5/19</text:date></text:p>
      </style:header>
      <style:footer>
        <text:p text:style-name="Footer_20_right">#pageconst# <text:page-number text:select-page="current">1</text:page-number>/<text:page-count>1</text:page-count></text:p>
      </style:footer>
    </style:master-page>
    <style:master-page style:name="Left_20_Page" style:display-name="Left Page" style:page-layout-name="Mpm2">
      <style:header>
        <text:p text:style-name="MP1">Title: <text:tab/><text:title/></text:p>
        <text:p text:style-name="MP1">Author:<text:tab/><text:sender-firstname/> <text:sender-lastname/><text:line-break/>Date:<text:tab/><text:date style:data-style-name="N10030" text:date-value="2019-12-05T18:12:13.602120657" text:fixed="true">12/5/19</text:date></text:p>
      </style:header>
      <style:footer>
        <text:p text:style-name="Footer_20_left">Page <text:page-number text:select-page="current">0</text:page-number>/<text:page-count>1</text:page-count></text:p>
      </style:footer>
    </style:master-page>
    <style:master-page style:name="Right_20_Page" style:display-name="Right Page" style:page-layout-name="Mpm3">
      <style:header>
        <text:p text:style-name="MP1">Title: <text:tab/><text:title/></text:p>
        <text:p text:style-name="MP1">Author:<text:tab/><text:sender-firstname/> <text:sender-lastname/><text:line-break/>Date:<text:tab/><text:date style:data-style-name="N10030" text:date-value="2019-12-05T18:12:13.602934749" text:fixed="true">12/5/19</text:date></text:p>
      </style:header>
      <style:footer>
        <text:p text:style-name="Footer_20_right">Page <text:page-number text:select-page="current">0</text:page-number>/<text:page-count>1</text:page-count></text:p>
      </style:footer>
    </style:master-page>
    <style:master-page style:name="Endnote" style:page-layout-name="Mpm4"/>
  </office:master-styles>
</office:document-styles>
</file>